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4.902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6.699cm"/>
    </style:style>
    <style:style style:name="co7" style:family="table-column">
      <style:table-column-properties fo:break-before="auto" style:column-width="7.652cm"/>
    </style:style>
    <style:style style:name="co9" style:family="table-column">
      <style:table-column-properties fo:break-before="auto" style:column-width="3.134cm"/>
    </style:style>
    <style:style style:name="co10" style:family="table-column">
      <style:table-column-properties fo:break-before="auto" style:column-width="2.258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36cm" fo:break-before="auto" style:use-optimal-row-height="fals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cccccc" fo:border="0.06pt solid #000000"/>
      <style:text-properties fo:font-size="15pt" style:font-size-asian="15pt" style:font-size-complex="15pt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cccccc" fo:border="0.06pt solid #000000"/>
      <style:text-properties style:font-name="Arial" fo:font-size="15pt" style:font-name-asian="Microsoft YaHei" style:font-size-asian="15pt" style:font-name-complex="Mangal" style:font-size-complex="15pt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7" style:family="table-cell" style:parent-style-name="Default">
      <style:table-cell-properties fo:background-color="#cccccc"/>
      <style:text-properties fo:font-size="15pt" style:font-size-asian="15pt" style:font-size-complex="15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9" table:number-columns-repeated="2" table:default-cell-style-name="ce4"/>
        <table:table-column table:style-name="co8" table:default-cell-style-name="ce4"/>
        <table:table-column table:style-name="co10" table:number-columns-repeated="1014" table:default-cell-style-name="ce4"/>
        <table:table-row table:style-name="ro2">
          <table:table-cell table:style-name="ce1" office:value-type="string" calcext:value-type="string">
            <text:p>Sub-Category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ustom Cod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string" calcext:value-type="string">
            <text:p>Custom Bill Print</text:p>
          </table:table-cell>
          <table:table-cell table:style-name="ce1" office:value-type="string" calcext:value-type="string">
            <text:p>Unit while printing</text:p>
          </table:table-cell>
          <table:table-cell table:style-name="ce1" office:value-type="string" calcext:value-type="string">
            <text:p>Product Group</text:p>
          </table:table-cell>
          <table:table-cell table:number-columns-repeated="2" table:style-name="ce1" office:value-type="string" calcext:value-type="string">
            <text:p>Reserved</text:p>
          </table:table-cell>
          <table:table-cell table:style-name="ce1" office:value-type="string" calcext:value-type="string">
            <text:p>License Key</text:p>
          </table:table-cell>
          <table:table-cell table:style-name="ce6" table:number-columns-repeated="101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table:formula="of:=BIN2DEC(CONCATENATE([.A2];[.B2];[.C2];[.D2];[.E2];[.F2];[.G2];[.H2];[.I2]))" office:value-type="float" office:value="256" calcext:value-type="float">
            <text:p>256</text:p>
          </table:table-cell>
          <table:table-cell table:number-columns-repeated="1014"/>
        </table:table-row>
        <table:table-row table:style-name="ro4"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table:formula="of:=BIN2DEC(CONCATENATE([.A3];[.B3];[.C3];[.D3];[.E3];[.F3];[.G3];[.H3];[.I3]))" office:value-type="float" office:value="384" calcext:value-type="float">
            <text:p>384</text:p>
          </table:table-cell>
          <table:table-cell table:number-columns-repeated="101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table:formula="of:=BIN2DEC(CONCATENATE([.A4];[.B4];[.C4];[.D4];[.E4];[.F4];[.G4];[.H4];[.I4]))" office:value-type="float" office:value="320" calcext:value-type="float">
            <text:p>320</text:p>
          </table:table-cell>
          <table:table-cell table:number-columns-repeated="1014"/>
        </table:table-row>
        <table:table-row table:style-name="ro4">
          <table:table-cell table:number-columns-repeated="3"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table:formula="of:=BIN2DEC(CONCATENATE([.A5];[.B5];[.C5];[.D5];[.E5];[.F5];[.G5];[.H5];[.I5]))" office:value-type="float" office:value="448" calcext:value-type="float">
            <text:p>448</text:p>
          </table:table-cell>
          <table:table-cell table:number-columns-repeated="101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BIN2DEC(CONCATENATE([.A6];[.B6];[.C6];[.D6];[.E6];[.F6];[.G6];[.H6];[.I6]))" office:value-type="float" office:value="288" calcext:value-type="float">
            <text:p>288</text:p>
          </table:table-cell>
          <table:table-cell table:number-columns-repeated="1014"/>
        </table:table-row>
        <table:table-row table:style-name="ro4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BIN2DEC(CONCATENATE([.A7];[.B7];[.C7];[.D7];[.E7];[.F7];[.G7];[.H7];[.I7]))" office:value-type="float" office:value="416" calcext:value-type="float">
            <text:p>416</text:p>
          </table:table-cell>
          <table:table-cell table:number-columns-repeated="101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BIN2DEC(CONCATENATE([.A8];[.B8];[.C8];[.D8];[.E8];[.F8];[.G8];[.H8];[.I8]))" office:value-type="float" office:value="352" calcext:value-type="float">
            <text:p>352</text:p>
          </table:table-cell>
          <table:table-cell table:number-columns-repeated="1014"/>
        </table:table-row>
        <table:table-row table:style-name="ro4">
          <table:table-cell table:number-columns-repeated="4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BIN2DEC(CONCATENATE([.A9];[.B9];[.C9];[.D9];[.E9];[.F9];[.G9];[.H9];[.I9]))" office:value-type="float" office:value="480" calcext:value-type="float">
            <text:p>480</text:p>
          </table:table-cell>
          <table:table-cell table:number-columns-repeated="101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BIN2DEC(CONCATENATE([.A10];[.B10];[.C10];[.D10];[.E10];[.F10];[.G10];[.H10];[.I10]))" office:value-type="float" office:value="272" calcext:value-type="float">
            <text:p>272</text:p>
          </table:table-cell>
          <table:table-cell table:number-columns-repeated="1014"/>
        </table:table-row>
        <table:table-row table:style-name="ro4"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BIN2DEC(CONCATENATE([.A11];[.B11];[.C11];[.D11];[.E11];[.F11];[.G11];[.H11];[.I11]))" office:value-type="float" office:value="400" calcext:value-type="float">
            <text:p>400</text:p>
          </table:table-cell>
          <table:table-cell table:number-columns-repeated="101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BIN2DEC(CONCATENATE([.A12];[.B12];[.C12];[.D12];[.E12];[.F12];[.G12];[.H12];[.I12]))" office:value-type="float" office:value="336" calcext:value-type="float">
            <text:p>336</text:p>
          </table:table-cell>
          <table:table-cell table:number-columns-repeated="1014"/>
        </table:table-row>
        <table:table-row table:style-name="ro4"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BIN2DEC(CONCATENATE([.A13];[.B13];[.C13];[.D13];[.E13];[.F13];[.G13];[.H13];[.I13]))" office:value-type="float" office:value="464" calcext:value-type="float">
            <text:p>464</text:p>
          </table:table-cell>
          <table:table-cell table:number-columns-repeated="101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BIN2DEC(CONCATENATE([.A14];[.B14];[.C14];[.D14];[.E14];[.F14];[.G14];[.H14];[.I14]))" office:value-type="float" office:value="304" calcext:value-type="float">
            <text:p>304</text:p>
          </table:table-cell>
          <table:table-cell table:number-columns-repeated="1014"/>
        </table:table-row>
        <table:table-row table:style-name="ro4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BIN2DEC(CONCATENATE([.A15];[.B15];[.C15];[.D15];[.E15];[.F15];[.G15];[.H15];[.I15]))" office:value-type="float" office:value="432" calcext:value-type="float">
            <text:p>432</text:p>
          </table:table-cell>
          <table:table-cell table:number-columns-repeated="101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BIN2DEC(CONCATENATE([.A16];[.B16];[.C16];[.D16];[.E16];[.F16];[.G16];[.H16];[.I16]))" office:value-type="float" office:value="368" calcext:value-type="float">
            <text:p>368</text:p>
          </table:table-cell>
          <table:table-cell table:number-columns-repeated="1014"/>
        </table:table-row>
        <table:table-row table:style-name="ro4">
          <table:table-cell table:number-columns-repeated="5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BIN2DEC(CONCATENATE([.A17];[.B17];[.C17];[.D17];[.E17];[.F17];[.G17];[.H17];[.I17]))" office:value-type="float" office:value="496" calcext:value-type="float">
            <text:p>496</text:p>
          </table:table-cell>
          <table:table-cell table:number-columns-repeated="101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BIN2DEC(CONCATENATE([.A18];[.B18];[.C18];[.D18];[.E18];[.F18];[.G18];[.H18];[.I18]))" office:value-type="float" office:value="264" calcext:value-type="float">
            <text:p>264</text:p>
          </table:table-cell>
          <table:table-cell table:number-columns-repeated="1014"/>
        </table:table-row>
        <table:table-row table:style-name="ro4"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BIN2DEC(CONCATENATE([.A19];[.B19];[.C19];[.D19];[.E19];[.F19];[.G19];[.H19];[.I19]))" office:value-type="float" office:value="392" calcext:value-type="float">
            <text:p>392</text:p>
          </table:table-cell>
          <table:table-cell table:number-columns-repeated="101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BIN2DEC(CONCATENATE([.A20];[.B20];[.C20];[.D20];[.E20];[.F20];[.G20];[.H20];[.I20]))" office:value-type="float" office:value="328" calcext:value-type="float">
            <text:p>328</text:p>
          </table:table-cell>
          <table:table-cell table:number-columns-repeated="1014"/>
        </table:table-row>
        <table:table-row table:style-name="ro4"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BIN2DEC(CONCATENATE([.A21];[.B21];[.C21];[.D21];[.E21];[.F21];[.G21];[.H21];[.I21]))" office:value-type="float" office:value="456" calcext:value-type="float">
            <text:p>456</text:p>
          </table:table-cell>
          <table:table-cell table:number-columns-repeated="101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BIN2DEC(CONCATENATE([.A22];[.B22];[.C22];[.D22];[.E22];[.F22];[.G22];[.H22];[.I22]))" office:value-type="float" office:value="296" calcext:value-type="float">
            <text:p>296</text:p>
          </table:table-cell>
          <table:table-cell table:number-columns-repeated="1014"/>
        </table:table-row>
        <table:table-row table:style-name="ro4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BIN2DEC(CONCATENATE([.A23];[.B23];[.C23];[.D23];[.E23];[.F23];[.G23];[.H23];[.I23]))" office:value-type="float" office:value="424" calcext:value-type="float">
            <text:p>424</text:p>
          </table:table-cell>
          <table:table-cell table:number-columns-repeated="101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BIN2DEC(CONCATENATE([.A24];[.B24];[.C24];[.D24];[.E24];[.F24];[.G24];[.H24];[.I24]))" office:value-type="float" office:value="360" calcext:value-type="float">
            <text:p>360</text:p>
          </table:table-cell>
          <table:table-cell table:number-columns-repeated="1014"/>
        </table:table-row>
        <table:table-row table:style-name="ro4"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BIN2DEC(CONCATENATE([.A25];[.B25];[.C25];[.D25];[.E25];[.F25];[.G25];[.H25];[.I25]))" office:value-type="float" office:value="488" calcext:value-type="float">
            <text:p>488</text:p>
          </table:table-cell>
          <table:table-cell table:number-columns-repeated="101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BIN2DEC(CONCATENATE([.A26];[.B26];[.C26];[.D26];[.E26];[.F26];[.G26];[.H26];[.I26]))" office:value-type="float" office:value="280" calcext:value-type="float">
            <text:p>280</text:p>
          </table:table-cell>
          <table:table-cell table:number-columns-repeated="1014"/>
        </table:table-row>
        <table:table-row table:style-name="ro4"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BIN2DEC(CONCATENATE([.A27];[.B27];[.C27];[.D27];[.E27];[.F27];[.G27];[.H27];[.I27]))" office:value-type="float" office:value="408" calcext:value-type="float">
            <text:p>408</text:p>
          </table:table-cell>
          <table:table-cell table:number-columns-repeated="101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BIN2DEC(CONCATENATE([.A28];[.B28];[.C28];[.D28];[.E28];[.F28];[.G28];[.H28];[.I28]))" office:value-type="float" office:value="344" calcext:value-type="float">
            <text:p>344</text:p>
          </table:table-cell>
          <table:table-cell table:number-columns-repeated="1014"/>
        </table:table-row>
        <table:table-row table:style-name="ro4"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BIN2DEC(CONCATENATE([.A29];[.B29];[.C29];[.D29];[.E29];[.F29];[.G29];[.H29];[.I29]))" office:value-type="float" office:value="472" calcext:value-type="float">
            <text:p>472</text:p>
          </table:table-cell>
          <table:table-cell table:number-columns-repeated="101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BIN2DEC(CONCATENATE([.A30];[.B30];[.C30];[.D30];[.E30];[.F30];[.G30];[.H30];[.I30]))" office:value-type="float" office:value="312" calcext:value-type="float">
            <text:p>312</text:p>
          </table:table-cell>
          <table:table-cell table:number-columns-repeated="1014"/>
        </table:table-row>
        <table:table-row table:style-name="ro4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BIN2DEC(CONCATENATE([.A31];[.B31];[.C31];[.D31];[.E31];[.F31];[.G31];[.H31];[.I31]))" office:value-type="float" office:value="440" calcext:value-type="float">
            <text:p>440</text:p>
          </table:table-cell>
          <table:table-cell table:number-columns-repeated="101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BIN2DEC(CONCATENATE([.A32];[.B32];[.C32];[.D32];[.E32];[.F32];[.G32];[.H32];[.I32]))" office:value-type="float" office:value="376" calcext:value-type="float">
            <text:p>376</text:p>
          </table:table-cell>
          <table:table-cell table:number-columns-repeated="1014"/>
        </table:table-row>
        <table:table-row table:style-name="ro4">
          <table:table-cell table:number-columns-repeated="6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BIN2DEC(CONCATENATE([.A33];[.B33];[.C33];[.D33];[.E33];[.F33];[.G33];[.H33];[.I33]))" office:value-type="float" office:value="504" calcext:value-type="float">
            <text:p>504</text:p>
          </table:table-cell>
          <table:table-cell table:number-columns-repeated="1014"/>
        </table:table-row>
        <table:table-row table:style-name="ro4">
          <table:table-cell table:number-columns-repeated="9" table:style-name="ce2" office:value-type="float" office:value="0" calcext:value-type="float">
            <text:p>0</text:p>
          </table:table-cell>
          <table:table-cell table:style-name="ce2" table:formula="of:=BIN2DEC(CONCATENATE([.A34];[.B34];[.C34];[.D34];[.E34];[.F34];[.G34];[.H34];[.I34]))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table:formula="of:=BIN2DEC(CONCATENATE([.A35];[.B35];[.C35];[.D35];[.E35];[.F35];[.G35];[.H35];[.I35]))" office:value-type="float" office:value="128" calcext:value-type="float">
            <text:p>128</text:p>
          </table:table-cell>
          <table:table-cell table:number-columns-repeated="1014"/>
        </table:table-row>
        <table:table-row table:style-name="ro4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table:formula="of:=BIN2DEC(CONCATENATE([.A36];[.B36];[.C36];[.D36];[.E36];[.F36];[.G36];[.H36];[.I36]))" office:value-type="float" office:value="64" calcext:value-type="float">
            <text:p>64</text:p>
          </table:table-cell>
          <table:table-cell table:number-columns-repeated="1014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table:formula="of:=BIN2DEC(CONCATENATE([.A37];[.B37];[.C37];[.D37];[.E37];[.F37];[.G37];[.H37];[.I37]))" office:value-type="float" office:value="192" calcext:value-type="float">
            <text:p>192</text:p>
          </table:table-cell>
          <table:table-cell table:number-columns-repeated="1014"/>
        </table:table-row>
        <table:table-row table:style-name="ro4"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BIN2DEC(CONCATENATE([.A38];[.B38];[.C38];[.D38];[.E38];[.F38];[.G38];[.H38];[.I38]))" office:value-type="float" office:value="32" calcext:value-type="float">
            <text:p>32</text:p>
          </table:table-cell>
          <table:table-cell table:number-columns-repeated="1014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BIN2DEC(CONCATENATE([.A39];[.B39];[.C39];[.D39];[.E39];[.F39];[.G39];[.H39];[.I39]))" office:value-type="float" office:value="160" calcext:value-type="float">
            <text:p>160</text:p>
          </table:table-cell>
          <table:table-cell table:number-columns-repeated="1014"/>
        </table:table-row>
        <table:table-row table:style-name="ro4"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BIN2DEC(CONCATENATE([.A40];[.B40];[.C40];[.D40];[.E40];[.F40];[.G40];[.H40];[.I40]))" office:value-type="float" office:value="96" calcext:value-type="float">
            <text:p>96</text:p>
          </table:table-cell>
          <table:table-cell table:number-columns-repeated="1014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BIN2DEC(CONCATENATE([.A41];[.B41];[.C41];[.D41];[.E41];[.F41];[.G41];[.H41];[.I41]))" office:value-type="float" office:value="224" calcext:value-type="float">
            <text:p>224</text:p>
          </table:table-cell>
          <table:table-cell table:number-columns-repeated="1014"/>
        </table:table-row>
        <table:table-row table:style-name="ro4"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BIN2DEC(CONCATENATE([.A42];[.B42];[.C42];[.D42];[.E42];[.F42];[.G42];[.H42];[.I42]))" office:value-type="float" office:value="16" calcext:value-type="float">
            <text:p>16</text:p>
          </table:table-cell>
          <table:table-cell table:number-columns-repeated="1014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BIN2DEC(CONCATENATE([.A43];[.B43];[.C43];[.D43];[.E43];[.F43];[.G43];[.H43];[.I43]))" office:value-type="float" office:value="144" calcext:value-type="float">
            <text:p>144</text:p>
          </table:table-cell>
          <table:table-cell table:number-columns-repeated="1014"/>
        </table:table-row>
        <table:table-row table:style-name="ro4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BIN2DEC(CONCATENATE([.A44];[.B44];[.C44];[.D44];[.E44];[.F44];[.G44];[.H44];[.I44]))" office:value-type="float" office:value="80" calcext:value-type="float">
            <text:p>80</text:p>
          </table:table-cell>
          <table:table-cell table:number-columns-repeated="1014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BIN2DEC(CONCATENATE([.A45];[.B45];[.C45];[.D45];[.E45];[.F45];[.G45];[.H45];[.I45]))" office:value-type="float" office:value="208" calcext:value-type="float">
            <text:p>208</text:p>
          </table:table-cell>
          <table:table-cell table:number-columns-repeated="1014"/>
        </table:table-row>
        <table:table-row table:style-name="ro4"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BIN2DEC(CONCATENATE([.A46];[.B46];[.C46];[.D46];[.E46];[.F46];[.G46];[.H46];[.I46]))" office:value-type="float" office:value="48" calcext:value-type="float">
            <text:p>48</text:p>
          </table:table-cell>
          <table:table-cell table:number-columns-repeated="1014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BIN2DEC(CONCATENATE([.A47];[.B47];[.C47];[.D47];[.E47];[.F47];[.G47];[.H47];[.I47]))" office:value-type="float" office:value="176" calcext:value-type="float">
            <text:p>176</text:p>
          </table:table-cell>
          <table:table-cell table:number-columns-repeated="1014"/>
        </table:table-row>
        <table:table-row table:style-name="ro4"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BIN2DEC(CONCATENATE([.A48];[.B48];[.C48];[.D48];[.E48];[.F48];[.G48];[.H48];[.I48]))" office:value-type="float" office:value="112" calcext:value-type="float">
            <text:p>112</text:p>
          </table:table-cell>
          <table:table-cell table:number-columns-repeated="1014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BIN2DEC(CONCATENATE([.A49];[.B49];[.C49];[.D49];[.E49];[.F49];[.G49];[.H49];[.I49]))" office:value-type="float" office:value="240" calcext:value-type="float">
            <text:p>240</text:p>
          </table:table-cell>
          <table:table-cell table:number-columns-repeated="1014"/>
        </table:table-row>
        <table:table-row table:style-name="ro4"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BIN2DEC(CONCATENATE([.A50];[.B50];[.C50];[.D50];[.E50];[.F50];[.G50];[.H50];[.I50]))" office:value-type="float" office:value="8" calcext:value-type="float">
            <text:p>8</text:p>
          </table:table-cell>
          <table:table-cell table:number-columns-repeated="1014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BIN2DEC(CONCATENATE([.A51];[.B51];[.C51];[.D51];[.E51];[.F51];[.G51];[.H51];[.I51]))" office:value-type="float" office:value="136" calcext:value-type="float">
            <text:p>136</text:p>
          </table:table-cell>
          <table:table-cell table:number-columns-repeated="1014"/>
        </table:table-row>
        <table:table-row table:style-name="ro4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BIN2DEC(CONCATENATE([.A52];[.B52];[.C52];[.D52];[.E52];[.F52];[.G52];[.H52];[.I52]))" office:value-type="float" office:value="72" calcext:value-type="float">
            <text:p>72</text:p>
          </table:table-cell>
          <table:table-cell table:number-columns-repeated="1014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BIN2DEC(CONCATENATE([.A53];[.B53];[.C53];[.D53];[.E53];[.F53];[.G53];[.H53];[.I53]))" office:value-type="float" office:value="200" calcext:value-type="float">
            <text:p>200</text:p>
          </table:table-cell>
          <table:table-cell table:number-columns-repeated="1014"/>
        </table:table-row>
        <table:table-row table:style-name="ro4"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BIN2DEC(CONCATENATE([.A54];[.B54];[.C54];[.D54];[.E54];[.F54];[.G54];[.H54];[.I54]))" office:value-type="float" office:value="40" calcext:value-type="float">
            <text:p>40</text:p>
          </table:table-cell>
          <table:table-cell table:number-columns-repeated="1014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BIN2DEC(CONCATENATE([.A55];[.B55];[.C55];[.D55];[.E55];[.F55];[.G55];[.H55];[.I55]))" office:value-type="float" office:value="104" calcext:value-type="float">
            <text:p>104</text:p>
          </table:table-cell>
          <table:table-cell table:number-columns-repeated="1014"/>
        </table:table-row>
        <table:table-row table:style-name="ro4"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BIN2DEC(CONCATENATE([.A56];[.B56];[.C56];[.D56];[.E56];[.F56];[.G56];[.H56];[.I56]))" office:value-type="float" office:value="104" calcext:value-type="float">
            <text:p>104</text:p>
          </table:table-cell>
          <table:table-cell table:number-columns-repeated="1014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BIN2DEC(CONCATENATE([.A57];[.B57];[.C57];[.D57];[.E57];[.F57];[.G57];[.H57];[.I57]))" office:value-type="float" office:value="232" calcext:value-type="float">
            <text:p>232</text:p>
          </table:table-cell>
          <table:table-cell table:number-columns-repeated="1014"/>
        </table:table-row>
        <table:table-row table:style-name="ro4"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BIN2DEC(CONCATENATE([.A58];[.B58];[.C58];[.D58];[.E58];[.F58];[.G58];[.H58];[.I58]))" office:value-type="float" office:value="24" calcext:value-type="float">
            <text:p>24</text:p>
          </table:table-cell>
          <table:table-cell table:number-columns-repeated="1014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BIN2DEC(CONCATENATE([.A59];[.B59];[.C59];[.D59];[.E59];[.F59];[.G59];[.H59];[.I59]))" office:value-type="float" office:value="152" calcext:value-type="float">
            <text:p>152</text:p>
          </table:table-cell>
          <table:table-cell table:number-columns-repeated="1014"/>
        </table:table-row>
        <table:table-row table:style-name="ro4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BIN2DEC(CONCATENATE([.A60];[.B60];[.C60];[.D60];[.E60];[.F60];[.G60];[.H60];[.I60]))" office:value-type="float" office:value="88" calcext:value-type="float">
            <text:p>88</text:p>
          </table:table-cell>
          <table:table-cell table:number-columns-repeated="1014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BIN2DEC(CONCATENATE([.A61];[.B61];[.C61];[.D61];[.E61];[.F61];[.G61];[.H61];[.I61]))" office:value-type="float" office:value="216" calcext:value-type="float">
            <text:p>216</text:p>
          </table:table-cell>
          <table:table-cell table:number-columns-repeated="1014"/>
        </table:table-row>
        <table:table-row table:style-name="ro4"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BIN2DEC(CONCATENATE([.A62];[.B62];[.C62];[.D62];[.E62];[.F62];[.G62];[.H62];[.I62]))" office:value-type="float" office:value="56" calcext:value-type="float">
            <text:p>56</text:p>
          </table:table-cell>
          <table:table-cell table:number-columns-repeated="1014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BIN2DEC(CONCATENATE([.A63];[.B63];[.C63];[.D63];[.E63];[.F63];[.G63];[.H63];[.I63]))" office:value-type="float" office:value="184" calcext:value-type="float">
            <text:p>184</text:p>
          </table:table-cell>
          <table:table-cell table:number-columns-repeated="1014"/>
        </table:table-row>
        <table:table-row table:style-name="ro4"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BIN2DEC(CONCATENATE([.A64];[.B64];[.C64];[.D64];[.E64];[.F64];[.G64];[.H64];[.I64]))" office:value-type="float" office:value="120" calcext:value-type="float">
            <text:p>120</text:p>
          </table:table-cell>
          <table:table-cell table:number-columns-repeated="1014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BIN2DEC(CONCATENATE([.A65];[.B65];[.C65];[.D65];[.E65];[.F65];[.G65];[.H65];[.I65]))" office:value-type="float" office:value="248" calcext:value-type="float">
            <text:p>248</text:p>
          </table:table-cell>
          <table:table-cell table:number-columns-repeated="1014"/>
        </table:table-row>
        <table:table-row table:style-name="ro4"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table:formula="of:=BIN2DEC(CONCATENATE([.A66];[.B66];[.C66];[.D66];[.E66];[.F66];[.G66];[.H66];[.I66]))" office:value-type="float" office:value="4" calcext:value-type="float">
            <text:p>4</text:p>
          </table:table-cell>
          <table:table-cell table:style-name="ce7" table:number-columns-repeated="1014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table:formula="of:=BIN2DEC(CONCATENATE([.A67];[.B67];[.C67];[.D67];[.E67];[.F67];[.G67];[.H67];[.I67]))" office:value-type="float" office:value="260" calcext:value-type="float">
            <text:p>260</text:p>
          </table:table-cell>
          <table:table-cell table:style-name="ce7" table:number-columns-repeated="1014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table:formula="of:=BIN2DEC(CONCATENATE([.A68];[.B68];[.C68];[.D68];[.E68];[.F68];[.G68];[.H68];[.I68]))" office:value-type="float" office:value="132" calcext:value-type="float">
            <text:p>132</text:p>
          </table:table-cell>
          <table:table-cell table:style-name="ce7" table:number-columns-repeated="1014"/>
        </table:table-row>
        <table:table-row table:style-name="ro4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table:formula="of:=BIN2DEC(CONCATENATE([.A69];[.B69];[.C69];[.D69];[.E69];[.F69];[.G69];[.H69];[.I69]))" office:value-type="float" office:value="68" calcext:value-type="float">
            <text:p>68</text:p>
          </table:table-cell>
          <table:table-cell table:style-name="ce7" table:number-columns-repeated="1014"/>
        </table:table-row>
        <table:table-row table:style-name="ro4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table:formula="of:=BIN2DEC(CONCATENATE([.A70];[.B70];[.C70];[.D70];[.E70];[.F70];[.G70];[.H70];[.I70]))" office:value-type="float" office:value="36" calcext:value-type="float">
            <text:p>36</text:p>
          </table:table-cell>
          <table:table-cell table:style-name="ce7" table:number-columns-repeated="1014"/>
        </table:table-row>
        <table:table-row table:style-name="ro4"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table:formula="of:=BIN2DEC(CONCATENATE([.A71];[.B71];[.C71];[.D71];[.E71];[.F71];[.G71];[.H71];[.I71]))" office:value-type="float" office:value="20" calcext:value-type="float">
            <text:p>20</text:p>
          </table:table-cell>
          <table:table-cell table:style-name="ce7" table:number-columns-repeated="1014"/>
        </table:table-row>
        <table:table-row table:style-name="ro4"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BIN2DEC(CONCATENATE([.A72];[.B72];[.C72];[.D72];[.E72];[.F72];[.G72];[.H72];[.I72]))" office:value-type="float" office:value="12" calcext:value-type="float">
            <text:p>12</text:p>
          </table:table-cell>
          <table:table-cell table:style-name="ce7" table:number-columns-repeated="1014"/>
        </table:table-row>
        <table:table-row table:style-name="ro4" table:number-rows-repeated="25">
          <table:table-cell table:style-name="ce2" table:number-columns-repeated="10"/>
          <table:table-cell table:number-columns-repeated="1014"/>
        </table:table-row>
        <table:table-row table:style-name="ro4" table:number-rows-repeated="104847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J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SG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0/00/0000</text:date>, <text:time style:data-style-name="N2" text:time-value="11:16:50.883116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sha </meta:initial-creator>
    <meta:creation-date>2015-05-17T07:20:01.44</meta:creation-date>
    <dc:date>2015-07-30T16:18:49.617392395</dc:date>
    <meta:editing-duration>PT12M18S</meta:editing-duration>
    <meta:editing-cycles>3</meta:editing-cycles>
    <meta:generator>LibreOffice/4.2.8.2$Linux_X86_64 LibreOffice_project/420m0$Build-2</meta:generator>
    <meta:document-statistic meta:table-count="3" meta:cell-count="719" meta:object-count="0"/>
  </office:meta>
</office:document-meta>
</file>